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4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20" style:family="table-cell" style:parent-style-name="Default" style:data-style-name="N13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3465A4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999999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465A4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fo:color="#C9211E" style:font-name="Segoe UI" style:font-name-asian="Segoe UI" style:font-name-complex="Segoe UI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fo:color="#C9211E" style:font-name="Segoe UI" style:font-name-asian="Segoe UI" style:font-name-complex="Segoe UI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33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fo:color="#92CDDC" style:font-name="Segoe UI" style:font-name-asian="Segoe UI" style:font-name-complex="Segoe UI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0000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/>
    </style:style>
    <style:style style:name="ce5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3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465A4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FF00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999999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Segoe UI" style:font-name-asian="Segoe UI" style:font-name-complex="Segoe UI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Segoe UI" style:font-name-asian="Segoe UI" style:font-name-complex="Segoe UI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99999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000000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999999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92CDDC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92CDDC" style:font-name="Segoe UI" style:font-name-asian="Segoe UI" style:font-name-complex="Segoe UI" fo:font-size="8pt" style:font-size-asian="8pt" style:font-size-complex="8pt"/>
    </style:style>
    <style:style style:name="ce97" style:family="table-cell" style:parent-style-name="Default" style:data-style-name="N13">
      <style:table-cell-properties fo:border-top="thin solid #000000" fo:border-bottom="none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Segoe UI" style:font-name-asian="Segoe UI" style:font-name-complex="Segoe UI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2" style:family="table-cell" style:parent-style-name="Default" style:data-style-name="N1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3333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7pt" style:font-size-asian="7pt" style:font-size-complex="7pt"/>
    </style:style>
    <style:style style:name="ce117" style:family="table-cell" style:parent-style-name="Default" style:data-style-name="N0">
      <style:table-cell-properties fo:background-color="#FFFFFF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FFF2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4.74133333333333cm"/>
    </style:style>
    <style:style style:name="co3" style:family="table-column">
      <style:table-column-properties fo:break-before="auto" style:column-width="5.75733333333333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0.65616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6.8pt" style:use-optimal-row-height="true" fo:break-before="auto"/>
    </style:style>
    <style:style style:name="ro4" style:family="table-row">
      <style:table-row-properties style:row-height="34.2pt" style:use-optimal-row-height="true" fo:break-before="auto"/>
    </style:style>
    <style:style style:name="ro5" style:family="table-row">
      <style:table-row-properties style:row-height="22.8pt" style:use-optimal-row-height="tru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45.6pt" style:use-optimal-row-height="true" fo:break-before="auto"/>
    </style:style>
    <style:style style:name="ro9" style:family="table-row">
      <style:table-row-properties style:row-height="29.85pt" style:use-optimal-row-height="false" fo:break-before="auto"/>
    </style:style>
    <style:style style:name="ro10" style:family="table-row">
      <style:table-row-properties style:row-height="31.8pt" style:use-optimal-row-height="false" fo:break-before="auto"/>
    </style:style>
    <style:style style:name="ro11" style:family="table-row">
      <style:table-row-properties style:row-height="32.7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28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  <style:map style:condition="of:is-true-formula(COM.MICROSOFT.FLOOR([.E1];1)=TODAY())" style:apply-style-name="cf4" style:base-cell-address="Sheet1.E1"/>
      <style:map style:condition="of:is-true-formula(COM.MICROSOFT.FLOOR([.E1];1)=TODAY())" style:apply-style-name="cf8" style:base-cell-address="Sheet1.E1"/>
      <style:map style:condition="of:is-true-formula(COM.MICROSOFT.FLOOR([.AU1];1)=TODAY())" style:apply-style-name="cf7" style:base-cell-address="Sheet1.AU1"/>
    </style:style>
    <style:style style:name="ce129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  <style:map style:condition="of:is-true-formula(COM.MICROSOFT.FLOOR([.E1];1)=TODAY())" style:apply-style-name="cf4" style:base-cell-address="Sheet1.E1"/>
      <style:map style:condition="of:is-true-formula(COM.MICROSOFT.FLOOR([.E1];1)=TODAY())" style:apply-style-name="cf8" style:base-cell-address="Sheet1.E1"/>
      <style:map style:condition="of:is-true-formula(COM.MICROSOFT.FLOOR([.CQ1];1)=TODAY())" style:apply-style-name="cf1" style:base-cell-address="Sheet1.CQ1"/>
    </style:style>
    <style:style style:name="ce130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  <style:map style:condition="of:is-true-formula(COM.MICROSOFT.FLOOR([.E1];1)=TODAY())" style:apply-style-name="cf4" style:base-cell-address="Sheet1.E1"/>
      <style:map style:condition="of:is-true-formula(COM.MICROSOFT.FLOOR([.E1];1)=TODAY())" style:apply-style-name="cf8" style:base-cell-address="Sheet1.E1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49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5" table:default-cell-style-name="ce3"/>
        <table:table-column table:style-name="co8" table:number-columns-repeated="853" table:default-cell-style-name="ce3"/>
        <table:table-column table:style-name="co8" table:default-cell-style-name="ce1"/>
        <table:table-column table:style-name="co9" table:number-columns-repeated="5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2" table:number-rows-spanned="1" table:style-name="ce115">
            <text:p>STAGE S8</text:p>
          </table:table-cell>
          <table:covered-table-cell/>
          <table:table-cell office:value-type="string" table:style-name="ce2">
            <text:p>HENRY Pierre</text:p>
          </table:table-cell>
          <table:table-cell table:style-name="ce3"/>
          <table:table-cell office:value-type="date" office:date-value="2021-02-01T00:00:00" table:style-name="ce130">
            <text:p>01-févr</text:p>
          </table:table-cell>
          <table:table-cell office:value-type="date" office:date-value="2021-02-02T00:00:00" table:style-name="ce130">
            <text:p>02-févr</text:p>
          </table:table-cell>
          <table:table-cell office:value-type="date" office:date-value="2021-02-03T00:00:00" table:style-name="ce130">
            <text:p>03-févr</text:p>
          </table:table-cell>
          <table:table-cell office:value-type="date" office:date-value="2021-02-04T00:00:00" table:style-name="ce130">
            <text:p>04-févr</text:p>
          </table:table-cell>
          <table:table-cell office:value-type="date" office:date-value="2021-02-05T00:00:00" table:style-name="ce130">
            <text:p>05-févr</text:p>
          </table:table-cell>
          <table:table-cell office:value-type="date" office:date-value="2021-02-06T00:00:00" table:style-name="ce130">
            <text:p>06-févr</text:p>
          </table:table-cell>
          <table:table-cell office:value-type="date" office:date-value="2021-02-07T00:00:00" table:style-name="ce130">
            <text:p>07-févr</text:p>
          </table:table-cell>
          <table:table-cell office:value-type="date" office:date-value="2021-02-08T00:00:00" table:style-name="ce130">
            <text:p>08-févr</text:p>
          </table:table-cell>
          <table:table-cell office:value-type="date" office:date-value="2021-02-09T00:00:00" table:style-name="ce130">
            <text:p>09-févr</text:p>
          </table:table-cell>
          <table:table-cell office:value-type="date" office:date-value="2021-02-10T00:00:00" table:style-name="ce130">
            <text:p>10-févr</text:p>
          </table:table-cell>
          <table:table-cell office:value-type="date" office:date-value="2021-02-11T00:00:00" table:style-name="ce130">
            <text:p>11-févr</text:p>
          </table:table-cell>
          <table:table-cell office:value-type="date" office:date-value="2021-02-12T00:00:00" table:style-name="ce130">
            <text:p>12-févr</text:p>
          </table:table-cell>
          <table:table-cell office:value-type="date" office:date-value="2021-02-13T00:00:00" table:style-name="ce130">
            <text:p>13-févr</text:p>
          </table:table-cell>
          <table:table-cell office:value-type="date" office:date-value="2021-02-14T00:00:00" table:style-name="ce130">
            <text:p>14-févr</text:p>
          </table:table-cell>
          <table:table-cell office:value-type="date" office:date-value="2021-02-15T00:00:00" table:style-name="ce130">
            <text:p>15-févr</text:p>
          </table:table-cell>
          <table:table-cell office:value-type="date" office:date-value="2021-02-16T00:00:00" table:style-name="ce130">
            <text:p>16-févr</text:p>
          </table:table-cell>
          <table:table-cell office:value-type="date" office:date-value="2021-02-17T00:00:00" table:style-name="ce130">
            <text:p>17-févr</text:p>
          </table:table-cell>
          <table:table-cell office:value-type="date" office:date-value="2021-02-18T00:00:00" table:style-name="ce130">
            <text:p>18-févr</text:p>
          </table:table-cell>
          <table:table-cell office:value-type="date" office:date-value="2021-02-19T00:00:00" table:style-name="ce130">
            <text:p>19-févr</text:p>
          </table:table-cell>
          <table:table-cell office:value-type="date" office:date-value="2021-02-20T00:00:00" table:style-name="ce130">
            <text:p>20-févr</text:p>
          </table:table-cell>
          <table:table-cell office:value-type="date" office:date-value="2021-02-21T00:00:00" table:style-name="ce130">
            <text:p>21-févr</text:p>
          </table:table-cell>
          <table:table-cell office:value-type="date" office:date-value="2021-02-22T00:00:00" table:style-name="ce130">
            <text:p>22-févr</text:p>
          </table:table-cell>
          <table:table-cell office:value-type="date" office:date-value="2021-02-23T00:00:00" table:style-name="ce130">
            <text:p>23-févr</text:p>
          </table:table-cell>
          <table:table-cell office:value-type="date" office:date-value="2021-02-24T00:00:00" table:style-name="ce130">
            <text:p>24-févr</text:p>
          </table:table-cell>
          <table:table-cell office:value-type="date" office:date-value="2021-02-25T00:00:00" table:style-name="ce130">
            <text:p>25-févr</text:p>
          </table:table-cell>
          <table:table-cell office:value-type="date" office:date-value="2021-02-26T00:00:00" table:style-name="ce130">
            <text:p>26-févr</text:p>
          </table:table-cell>
          <table:table-cell office:value-type="date" office:date-value="2021-02-27T00:00:00" table:style-name="ce130">
            <text:p>27-févr</text:p>
          </table:table-cell>
          <table:table-cell office:value-type="date" office:date-value="2021-02-28T00:00:00" table:style-name="ce130">
            <text:p>28-févr</text:p>
          </table:table-cell>
          <table:table-cell office:value-type="date" office:date-value="2021-03-01T00:00:00" table:style-name="ce130">
            <text:p>01-mars</text:p>
          </table:table-cell>
          <table:table-cell office:value-type="date" office:date-value="2021-03-02T00:00:00" table:style-name="ce130">
            <text:p>02-mars</text:p>
          </table:table-cell>
          <table:table-cell office:value-type="date" office:date-value="2021-03-03T00:00:00" table:style-name="ce130">
            <text:p>03-mars</text:p>
          </table:table-cell>
          <table:table-cell office:value-type="date" office:date-value="2021-03-04T00:00:00" table:style-name="ce130">
            <text:p>04-mars</text:p>
          </table:table-cell>
          <table:table-cell office:value-type="date" office:date-value="2021-03-05T00:00:00" table:style-name="ce130">
            <text:p>05-mars</text:p>
          </table:table-cell>
          <table:table-cell office:value-type="date" office:date-value="2021-03-06T00:00:00" table:style-name="ce130">
            <text:p>06-mars</text:p>
          </table:table-cell>
          <table:table-cell office:value-type="date" office:date-value="2021-03-07T00:00:00" table:style-name="ce130">
            <text:p>07-mars</text:p>
          </table:table-cell>
          <table:table-cell office:value-type="date" office:date-value="2021-03-08T00:00:00" table:style-name="ce130">
            <text:p>08-mars</text:p>
          </table:table-cell>
          <table:table-cell office:value-type="date" office:date-value="2021-03-09T00:00:00" table:style-name="ce130">
            <text:p>09-mars</text:p>
          </table:table-cell>
          <table:table-cell office:value-type="date" office:date-value="2021-03-10T00:00:00" table:style-name="ce130">
            <text:p>10-mars</text:p>
          </table:table-cell>
          <table:table-cell office:value-type="date" office:date-value="2021-03-11T00:00:00" table:style-name="ce130">
            <text:p>11-mars</text:p>
          </table:table-cell>
          <table:table-cell office:value-type="date" office:date-value="2021-03-12T00:00:00" table:style-name="ce130">
            <text:p>12-mars</text:p>
          </table:table-cell>
          <table:table-cell office:value-type="date" office:date-value="2021-03-13T00:00:00" table:style-name="ce130">
            <text:p>13-mars</text:p>
          </table:table-cell>
          <table:table-cell office:value-type="date" office:date-value="2021-03-14T00:00:00" table:style-name="ce130">
            <text:p>14-mars</text:p>
          </table:table-cell>
          <table:table-cell office:value-type="date" office:date-value="2021-03-15T00:00:00" table:style-name="ce128">
            <text:p>15-mars</text:p>
          </table:table-cell>
          <table:table-cell office:value-type="date" office:date-value="2021-03-16T00:00:00" table:style-name="ce130">
            <text:p>16-mars</text:p>
          </table:table-cell>
          <table:table-cell office:value-type="date" office:date-value="2021-03-17T00:00:00" table:style-name="ce130">
            <text:p>17-mars</text:p>
          </table:table-cell>
          <table:table-cell office:value-type="date" office:date-value="2021-03-18T00:00:00" table:style-name="ce130">
            <text:p>18-mars</text:p>
          </table:table-cell>
          <table:table-cell office:value-type="date" office:date-value="2021-03-19T00:00:00" table:style-name="ce130">
            <text:p>19-mars</text:p>
          </table:table-cell>
          <table:table-cell office:value-type="date" office:date-value="2021-03-20T00:00:00" table:style-name="ce130">
            <text:p>20-mars</text:p>
          </table:table-cell>
          <table:table-cell office:value-type="date" office:date-value="2021-03-21T00:00:00" table:style-name="ce130">
            <text:p>21-mars</text:p>
          </table:table-cell>
          <table:table-cell office:value-type="date" office:date-value="2021-03-22T00:00:00" table:style-name="ce130">
            <text:p>22-mars</text:p>
          </table:table-cell>
          <table:table-cell office:value-type="date" office:date-value="2021-03-23T00:00:00" table:style-name="ce130">
            <text:p>23-mars</text:p>
          </table:table-cell>
          <table:table-cell office:value-type="date" office:date-value="2021-03-24T00:00:00" table:style-name="ce130">
            <text:p>24-mars</text:p>
          </table:table-cell>
          <table:table-cell office:value-type="date" office:date-value="2021-03-25T00:00:00" table:style-name="ce130">
            <text:p>25-mars</text:p>
          </table:table-cell>
          <table:table-cell office:value-type="date" office:date-value="2021-03-26T00:00:00" table:style-name="ce130">
            <text:p>26-mars</text:p>
          </table:table-cell>
          <table:table-cell office:value-type="date" office:date-value="2021-03-27T00:00:00" table:style-name="ce130">
            <text:p>27-mars</text:p>
          </table:table-cell>
          <table:table-cell office:value-type="date" office:date-value="2021-03-28T00:00:00" table:style-name="ce130">
            <text:p>28-mars</text:p>
          </table:table-cell>
          <table:table-cell office:value-type="date" office:date-value="2021-03-29T00:00:00" table:style-name="ce130">
            <text:p>29-mars</text:p>
          </table:table-cell>
          <table:table-cell office:value-type="date" office:date-value="2021-03-30T00:00:00" table:style-name="ce130">
            <text:p>30-mars</text:p>
          </table:table-cell>
          <table:table-cell office:value-type="date" office:date-value="2021-03-31T00:00:00" table:style-name="ce130">
            <text:p>31-mars</text:p>
          </table:table-cell>
          <table:table-cell office:value-type="date" office:date-value="2021-04-01T00:00:00" table:style-name="ce130">
            <text:p>01-avr</text:p>
          </table:table-cell>
          <table:table-cell office:value-type="date" office:date-value="2021-04-02T00:00:00" table:style-name="ce130">
            <text:p>02-avr</text:p>
          </table:table-cell>
          <table:table-cell office:value-type="date" office:date-value="2021-04-03T00:00:00" table:style-name="ce130">
            <text:p>03-avr</text:p>
          </table:table-cell>
          <table:table-cell office:value-type="date" office:date-value="2021-04-04T00:00:00" table:style-name="ce130">
            <text:p>04-avr</text:p>
          </table:table-cell>
          <table:table-cell office:value-type="date" office:date-value="2021-04-05T00:00:00" table:style-name="ce130">
            <text:p>05-avr</text:p>
          </table:table-cell>
          <table:table-cell office:value-type="date" office:date-value="2021-04-06T00:00:00" table:style-name="ce130">
            <text:p>06-avr</text:p>
          </table:table-cell>
          <table:table-cell office:value-type="date" office:date-value="2021-04-07T00:00:00" table:style-name="ce130">
            <text:p>07-avr</text:p>
          </table:table-cell>
          <table:table-cell office:value-type="date" office:date-value="2021-04-08T00:00:00" table:style-name="ce130">
            <text:p>08-avr</text:p>
          </table:table-cell>
          <table:table-cell office:value-type="date" office:date-value="2021-04-09T00:00:00" table:style-name="ce130">
            <text:p>09-avr</text:p>
          </table:table-cell>
          <table:table-cell office:value-type="date" office:date-value="2021-04-10T00:00:00" table:style-name="ce130">
            <text:p>10-avr</text:p>
          </table:table-cell>
          <table:table-cell office:value-type="date" office:date-value="2021-04-11T00:00:00" table:style-name="ce130">
            <text:p>11-avr</text:p>
          </table:table-cell>
          <table:table-cell office:value-type="date" office:date-value="2021-04-12T00:00:00" table:style-name="ce130">
            <text:p>12-avr</text:p>
          </table:table-cell>
          <table:table-cell office:value-type="date" office:date-value="2021-04-13T00:00:00" table:style-name="ce130">
            <text:p>13-avr</text:p>
          </table:table-cell>
          <table:table-cell office:value-type="date" office:date-value="2021-04-14T00:00:00" table:style-name="ce130">
            <text:p>14-avr</text:p>
          </table:table-cell>
          <table:table-cell office:value-type="date" office:date-value="2021-04-15T00:00:00" table:style-name="ce130">
            <text:p>15-avr</text:p>
          </table:table-cell>
          <table:table-cell office:value-type="date" office:date-value="2021-04-16T00:00:00" table:style-name="ce130">
            <text:p>16-avr</text:p>
          </table:table-cell>
          <table:table-cell office:value-type="date" office:date-value="2021-04-17T00:00:00" table:style-name="ce130">
            <text:p>17-avr</text:p>
          </table:table-cell>
          <table:table-cell office:value-type="date" office:date-value="2021-04-18T00:00:00" table:style-name="ce130">
            <text:p>18-avr</text:p>
          </table:table-cell>
          <table:table-cell office:value-type="date" office:date-value="2021-04-19T00:00:00" table:style-name="ce130">
            <text:p>19-avr</text:p>
          </table:table-cell>
          <table:table-cell office:value-type="date" office:date-value="2021-04-20T00:00:00" table:style-name="ce130">
            <text:p>20-avr</text:p>
          </table:table-cell>
          <table:table-cell office:value-type="date" office:date-value="2021-04-21T00:00:00" table:style-name="ce130">
            <text:p>21-avr</text:p>
          </table:table-cell>
          <table:table-cell office:value-type="date" office:date-value="2021-04-22T00:00:00" table:style-name="ce130">
            <text:p>22-avr</text:p>
          </table:table-cell>
          <table:table-cell office:value-type="date" office:date-value="2021-04-23T00:00:00" table:style-name="ce130">
            <text:p>23-avr</text:p>
          </table:table-cell>
          <table:table-cell office:value-type="date" office:date-value="2021-04-24T00:00:00" table:style-name="ce130">
            <text:p>24-avr</text:p>
          </table:table-cell>
          <table:table-cell office:value-type="date" office:date-value="2021-04-25T00:00:00" table:style-name="ce130">
            <text:p>25-avr</text:p>
          </table:table-cell>
          <table:table-cell office:value-type="date" office:date-value="2021-04-26T00:00:00" table:style-name="ce130">
            <text:p>26-avr</text:p>
          </table:table-cell>
          <table:table-cell office:value-type="date" office:date-value="2021-04-27T00:00:00" table:style-name="ce130">
            <text:p>27-avr</text:p>
          </table:table-cell>
          <table:table-cell office:value-type="date" office:date-value="2021-04-28T00:00:00" table:style-name="ce130">
            <text:p>28-avr</text:p>
          </table:table-cell>
          <table:table-cell office:value-type="date" office:date-value="2021-04-29T00:00:00" table:style-name="ce130">
            <text:p>29-avr</text:p>
          </table:table-cell>
          <table:table-cell office:value-type="date" office:date-value="2021-04-30T00:00:00" table:style-name="ce130">
            <text:p>30-avr</text:p>
          </table:table-cell>
          <table:table-cell office:value-type="date" office:date-value="2021-05-01T00:00:00" table:style-name="ce130">
            <text:p>01-mai</text:p>
          </table:table-cell>
          <table:table-cell office:value-type="date" office:date-value="2021-05-02T00:00:00" table:style-name="ce129">
            <text:p>02-mai</text:p>
          </table:table-cell>
          <table:table-cell office:value-type="date" office:date-value="2021-05-03T00:00:00" table:style-name="ce130">
            <text:p>03-mai</text:p>
          </table:table-cell>
          <table:table-cell office:value-type="date" office:date-value="2021-05-04T00:00:00" table:style-name="ce130">
            <text:p>04-mai</text:p>
          </table:table-cell>
          <table:table-cell office:value-type="date" office:date-value="2021-05-05T00:00:00" table:style-name="ce130">
            <text:p>05-mai</text:p>
          </table:table-cell>
          <table:table-cell office:value-type="date" office:date-value="2021-05-06T00:00:00" table:style-name="ce130">
            <text:p>06-mai</text:p>
          </table:table-cell>
          <table:table-cell office:value-type="date" office:date-value="2021-05-07T00:00:00" table:style-name="ce130">
            <text:p>07-mai</text:p>
          </table:table-cell>
          <table:table-cell office:value-type="date" office:date-value="2021-05-08T00:00:00" table:style-name="ce130">
            <text:p>08-mai</text:p>
          </table:table-cell>
          <table:table-cell office:value-type="date" office:date-value="2021-05-09T00:00:00" table:style-name="ce130">
            <text:p>09-mai</text:p>
          </table:table-cell>
          <table:table-cell office:value-type="date" office:date-value="2021-05-10T00:00:00" table:style-name="ce130">
            <text:p>10-mai</text:p>
          </table:table-cell>
          <table:table-cell office:value-type="date" office:date-value="2021-05-11T00:00:00" table:style-name="ce130">
            <text:p>11-mai</text:p>
          </table:table-cell>
          <table:table-cell office:value-type="date" office:date-value="2021-05-12T00:00:00" table:style-name="ce130">
            <text:p>12-mai</text:p>
          </table:table-cell>
          <table:table-cell office:value-type="date" office:date-value="2021-05-13T00:00:00" table:style-name="ce130">
            <text:p>13-mai</text:p>
          </table:table-cell>
          <table:table-cell office:value-type="date" office:date-value="2021-05-14T00:00:00" table:style-name="ce130">
            <text:p>14-mai</text:p>
          </table:table-cell>
          <table:table-cell office:value-type="date" office:date-value="2021-05-15T00:00:00" table:style-name="ce130">
            <text:p>15-mai</text:p>
          </table:table-cell>
          <table:table-cell office:value-type="date" office:date-value="2021-05-16T00:00:00" table:style-name="ce130">
            <text:p>16-mai</text:p>
          </table:table-cell>
          <table:table-cell office:value-type="date" office:date-value="2021-05-17T00:00:00" table:style-name="ce130">
            <text:p>17-mai</text:p>
          </table:table-cell>
          <table:table-cell office:value-type="date" office:date-value="2021-05-18T00:00:00" table:style-name="ce130">
            <text:p>18-mai</text:p>
          </table:table-cell>
          <table:table-cell office:value-type="date" office:date-value="2021-05-19T00:00:00" table:style-name="ce130">
            <text:p>19-mai</text:p>
          </table:table-cell>
          <table:table-cell office:value-type="date" office:date-value="2021-05-20T00:00:00" table:style-name="ce130">
            <text:p>20-mai</text:p>
          </table:table-cell>
          <table:table-cell office:value-type="date" office:date-value="2021-05-21T00:00:00" table:style-name="ce130">
            <text:p>21-mai</text:p>
          </table:table-cell>
          <table:table-cell office:value-type="date" office:date-value="2021-05-22T00:00:00" table:style-name="ce130">
            <text:p>22-mai</text:p>
          </table:table-cell>
          <table:table-cell office:value-type="date" office:date-value="2021-05-23T00:00:00" table:style-name="ce130">
            <text:p>23-mai</text:p>
          </table:table-cell>
          <table:table-cell office:value-type="date" office:date-value="2021-05-24T00:00:00" table:style-name="ce130">
            <text:p>24-mai</text:p>
          </table:table-cell>
          <table:table-cell office:value-type="date" office:date-value="2021-05-25T00:00:00" table:style-name="ce130">
            <text:p>25-mai</text:p>
          </table:table-cell>
          <table:table-cell office:value-type="date" office:date-value="2021-05-26T00:00:00" table:style-name="ce130">
            <text:p>26-mai</text:p>
          </table:table-cell>
          <table:table-cell office:value-type="date" office:date-value="2021-05-27T00:00:00" table:style-name="ce130">
            <text:p>27-mai</text:p>
          </table:table-cell>
          <table:table-cell office:value-type="date" office:date-value="2021-05-28T00:00:00" table:style-name="ce130">
            <text:p>28-mai</text:p>
          </table:table-cell>
          <table:table-cell office:value-type="date" office:date-value="2021-05-29T00:00:00" table:style-name="ce130">
            <text:p>29-mai</text:p>
          </table:table-cell>
          <table:table-cell office:value-type="date" office:date-value="2021-05-30T00:00:00" table:style-name="ce130">
            <text:p>30-mai</text:p>
          </table:table-cell>
          <table:table-cell office:value-type="date" office:date-value="2021-05-31T00:00:00" table:style-name="ce130">
            <text:p>31-mai</text:p>
          </table:table-cell>
          <table:table-cell office:value-type="date" office:date-value="2021-06-01T00:00:00" table:style-name="ce130">
            <text:p>01-juin</text:p>
          </table:table-cell>
          <table:table-cell office:value-type="date" office:date-value="2021-06-02T00:00:00" table:style-name="ce130">
            <text:p>02-juin</text:p>
          </table:table-cell>
          <table:table-cell office:value-type="date" office:date-value="2021-06-03T00:00:00" table:style-name="ce130">
            <text:p>03-juin</text:p>
          </table:table-cell>
          <table:table-cell office:value-type="date" office:date-value="2021-06-04T00:00:00" table:style-name="ce130">
            <text:p>04-juin</text:p>
          </table:table-cell>
          <table:table-cell office:value-type="date" office:date-value="2021-06-05T00:00:00" table:style-name="ce130">
            <text:p>05-juin</text:p>
          </table:table-cell>
          <table:table-cell office:value-type="date" office:date-value="2021-06-06T00:00:00" table:style-name="ce130">
            <text:p>06-juin</text:p>
          </table:table-cell>
          <table:table-cell office:value-type="date" office:date-value="2021-06-07T00:00:00" table:style-name="ce130">
            <text:p>07-juin</text:p>
          </table:table-cell>
          <table:table-cell office:value-type="date" office:date-value="2021-06-08T00:00:00" table:style-name="ce130">
            <text:p>08-juin</text:p>
          </table:table-cell>
          <table:table-cell office:value-type="date" office:date-value="2021-06-09T00:00:00" table:style-name="ce130">
            <text:p>09-juin</text:p>
          </table:table-cell>
          <table:table-cell office:value-type="date" office:date-value="2021-06-10T00:00:00" table:style-name="ce130">
            <text:p>10-juin</text:p>
          </table:table-cell>
          <table:table-cell office:value-type="date" office:date-value="2021-06-11T00:00:00" table:style-name="ce130">
            <text:p>11-juin</text:p>
          </table:table-cell>
          <table:table-cell office:value-type="date" office:date-value="2021-06-12T00:00:00" table:style-name="ce130">
            <text:p>12-juin</text:p>
          </table:table-cell>
          <table:table-cell office:value-type="date" office:date-value="2021-06-13T00:00:00" table:style-name="ce130">
            <text:p>13-juin</text:p>
          </table:table-cell>
          <table:table-cell office:value-type="date" office:date-value="2021-06-14T00:00:00" table:style-name="ce130">
            <text:p>14-juin</text:p>
          </table:table-cell>
          <table:table-cell office:value-type="date" office:date-value="2021-06-15T00:00:00" table:style-name="ce130">
            <text:p>15-juin</text:p>
          </table:table-cell>
          <table:table-cell office:value-type="date" office:date-value="2021-06-16T00:00:00" table:style-name="ce130">
            <text:p>16-juin</text:p>
          </table:table-cell>
          <table:table-cell office:value-type="date" office:date-value="2021-06-17T00:00:00" table:style-name="ce130">
            <text:p>17-juin</text:p>
          </table:table-cell>
          <table:table-cell office:value-type="date" office:date-value="2021-06-18T00:00:00" table:style-name="ce130">
            <text:p>18-juin</text:p>
          </table:table-cell>
          <table:table-cell office:value-type="date" office:date-value="2021-06-19T00:00:00" table:style-name="ce130">
            <text:p>19-juin</text:p>
          </table:table-cell>
          <table:table-cell office:value-type="date" office:date-value="2021-06-20T00:00:00" table:style-name="ce130">
            <text:p>20-juin</text:p>
          </table:table-cell>
          <table:table-cell office:value-type="date" office:date-value="2021-06-21T00:00:00" table:style-name="ce130">
            <text:p>21-juin</text:p>
          </table:table-cell>
          <table:table-cell office:value-type="date" office:date-value="2021-06-22T00:00:00" table:style-name="ce130">
            <text:p>22-juin</text:p>
          </table:table-cell>
          <table:table-cell office:value-type="date" office:date-value="2021-06-23T00:00:00" table:style-name="ce130">
            <text:p>23-juin</text:p>
          </table:table-cell>
          <table:table-cell office:value-type="date" office:date-value="2021-06-24T00:00:00" table:style-name="ce130">
            <text:p>24-juin</text:p>
          </table:table-cell>
          <table:table-cell office:value-type="date" office:date-value="2021-06-25T00:00:00" table:style-name="ce130">
            <text:p>25-juin</text:p>
          </table:table-cell>
          <table:table-cell office:value-type="date" office:date-value="2021-06-26T00:00:00" table:style-name="ce130">
            <text:p>26-juin</text:p>
          </table:table-cell>
          <table:table-cell office:value-type="date" office:date-value="2021-06-27T00:00:00" table:style-name="ce130">
            <text:p>27-juin</text:p>
          </table:table-cell>
          <table:table-cell office:value-type="date" office:date-value="2021-06-28T00:00:00" table:style-name="ce130">
            <text:p>28-juin</text:p>
          </table:table-cell>
          <table:table-cell office:value-type="date" office:date-value="2021-06-29T00:00:00" table:style-name="ce130">
            <text:p>29-juin</text:p>
          </table:table-cell>
          <table:table-cell office:value-type="date" office:date-value="2021-06-30T00:00:00" table:style-name="ce130">
            <text:p>30-juin</text:p>
          </table:table-cell>
          <table:table-cell office:value-type="date" office:date-value="2021-07-01T00:00:00" table:style-name="ce130">
            <text:p>01-juil</text:p>
          </table:table-cell>
          <table:table-cell office:value-type="date" office:date-value="2021-07-02T00:00:00" table:style-name="ce130">
            <text:p>02-juil</text:p>
          </table:table-cell>
          <table:table-cell office:value-type="date" office:date-value="2021-07-03T00:00:00" table:style-name="ce130">
            <text:p>03-juil</text:p>
          </table:table-cell>
          <table:table-cell office:value-type="date" office:date-value="2021-07-04T00:00:00" table:style-name="ce130">
            <text:p>04-juil</text:p>
          </table:table-cell>
          <table:table-cell office:value-type="date" office:date-value="2021-07-05T00:00:00" table:style-name="ce4">
            <text:p>05-juil</text:p>
          </table:table-cell>
          <table:table-cell office:value-type="date" office:date-value="2021-07-06T00:00:00" table:style-name="ce4">
            <text:p>06-juil</text:p>
          </table:table-cell>
          <table:table-cell office:value-type="date" office:date-value="2021-07-07T00:00:00" table:style-name="ce4">
            <text:p>07-juil</text:p>
          </table:table-cell>
          <table:table-cell office:value-type="date" office:date-value="2021-07-08T00:00:00" table:style-name="ce4">
            <text:p>08-juil</text:p>
          </table:table-cell>
          <table:table-cell office:value-type="date" office:date-value="2021-07-09T00:00:00" table:style-name="ce4">
            <text:p>09-juil</text:p>
          </table:table-cell>
          <table:table-cell office:value-type="date" office:date-value="2021-07-10T00:00:00" table:style-name="ce4">
            <text:p>10-juil</text:p>
          </table:table-cell>
          <table:table-cell office:value-type="date" office:date-value="2021-07-11T00:00:00" table:style-name="ce4">
            <text:p>11-juil</text:p>
          </table:table-cell>
          <table:table-cell table:number-columns-repeated="16219" table:style-name="ce3"/>
        </table:table-row>
        <table:table-row table:style-name="ro1">
          <table:table-cell office:value-type="string" table:number-columns-spanned="2" table:number-rows-spanned="1" table:style-name="ce115">
            <text:p>MVG</text:p>
          </table:table-cell>
          <table:covered-table-cell/>
          <table:table-cell table:style-name="ce2"/>
          <table:table-cell table:style-name="ce3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 – 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-juillet</text:p>
          </table:table-cell>
          <table:covered-table-cell table:number-columns-repeated="6"/>
          <table:table-cell office:value-type="string" table:number-columns-spanned="7" table:number-rows-spanned="1" table:style-name="ce116">
            <text:p>juillet</text:p>
          </table:table-cell>
          <table:covered-table-cell table:number-columns-repeated="6"/>
          <table:table-cell table:number-columns-spanned="7" table:number-rows-spanned="1" table:style-name="ce117"/>
          <table:covered-table-cell table:number-columns-repeated="6"/>
          <table:table-cell table:number-columns-repeated="16212" table:style-name="ce3"/>
        </table:table-row>
        <table:table-row table:style-name="ro2">
          <table:table-cell table:number-columns-repeated="4" table:style-name="ce6"/>
          <table:table-cell office:value-type="string" table:number-columns-spanned="7" table:number-rows-spanned="1" table:style-name="ce118">
            <text:p>S1</text:p>
          </table:table-cell>
          <table:covered-table-cell table:number-columns-repeated="6"/>
          <table:table-cell office:value-type="string" table:number-columns-spanned="7" table:number-rows-spanned="1" table:style-name="ce118">
            <text:p>S2</text:p>
          </table:table-cell>
          <table:covered-table-cell table:number-columns-repeated="6"/>
          <table:table-cell office:value-type="string" table:number-columns-spanned="7" table:number-rows-spanned="1" table:style-name="ce118">
            <text:p>S3</text:p>
          </table:table-cell>
          <table:covered-table-cell table:number-columns-repeated="6"/>
          <table:table-cell office:value-type="string" table:number-columns-spanned="7" table:number-rows-spanned="1" table:style-name="ce118">
            <text:p>S4</text:p>
          </table:table-cell>
          <table:covered-table-cell table:number-columns-repeated="6"/>
          <table:table-cell office:value-type="string" table:number-columns-spanned="7" table:number-rows-spanned="1" table:style-name="ce118">
            <text:p>S5</text:p>
          </table:table-cell>
          <table:covered-table-cell table:number-columns-repeated="6"/>
          <table:table-cell office:value-type="string" table:number-columns-spanned="7" table:number-rows-spanned="1" table:style-name="ce118">
            <text:p>S6</text:p>
          </table:table-cell>
          <table:covered-table-cell table:number-columns-repeated="6"/>
          <table:table-cell office:value-type="string" table:number-columns-spanned="7" table:number-rows-spanned="1" table:style-name="ce118">
            <text:p>S7</text:p>
          </table:table-cell>
          <table:covered-table-cell table:number-columns-repeated="6"/>
          <table:table-cell office:value-type="string" table:number-columns-spanned="7" table:number-rows-spanned="1" table:style-name="ce118">
            <text:p>S8</text:p>
          </table:table-cell>
          <table:covered-table-cell table:number-columns-repeated="6"/>
          <table:table-cell office:value-type="string" table:number-columns-spanned="7" table:number-rows-spanned="1" table:style-name="ce118">
            <text:p>S9</text:p>
          </table:table-cell>
          <table:covered-table-cell table:number-columns-repeated="6"/>
          <table:table-cell office:value-type="string" table:number-columns-spanned="7" table:number-rows-spanned="1" table:style-name="ce118">
            <text:p>S10</text:p>
          </table:table-cell>
          <table:covered-table-cell table:number-columns-repeated="6"/>
          <table:table-cell office:value-type="string" table:number-columns-spanned="7" table:number-rows-spanned="1" table:style-name="ce118">
            <text:p>S11</text:p>
          </table:table-cell>
          <table:covered-table-cell table:number-columns-repeated="6"/>
          <table:table-cell office:value-type="string" table:number-columns-spanned="7" table:number-rows-spanned="1" table:style-name="ce118">
            <text:p>S12</text:p>
          </table:table-cell>
          <table:covered-table-cell table:number-columns-repeated="6"/>
          <table:table-cell office:value-type="string" table:number-columns-spanned="7" table:number-rows-spanned="1" table:style-name="ce118">
            <text:p>S13</text:p>
          </table:table-cell>
          <table:covered-table-cell table:number-columns-repeated="6"/>
          <table:table-cell office:value-type="string" table:number-columns-spanned="7" table:number-rows-spanned="1" table:style-name="ce118">
            <text:p>S14</text:p>
          </table:table-cell>
          <table:covered-table-cell table:number-columns-repeated="6"/>
          <table:table-cell office:value-type="string" table:number-columns-spanned="7" table:number-rows-spanned="1" table:style-name="ce118">
            <text:p>S15</text:p>
          </table:table-cell>
          <table:covered-table-cell table:number-columns-repeated="6"/>
          <table:table-cell office:value-type="string" table:number-columns-spanned="7" table:number-rows-spanned="1" table:style-name="ce118">
            <text:p>S16</text:p>
          </table:table-cell>
          <table:covered-table-cell table:number-columns-repeated="6"/>
          <table:table-cell office:value-type="string" table:number-columns-spanned="7" table:number-rows-spanned="1" table:style-name="ce118">
            <text:p>S17</text:p>
          </table:table-cell>
          <table:covered-table-cell table:number-columns-repeated="6"/>
          <table:table-cell office:value-type="string" table:number-columns-spanned="7" table:number-rows-spanned="1" table:style-name="ce118">
            <text:p>S18</text:p>
          </table:table-cell>
          <table:covered-table-cell table:number-columns-repeated="6"/>
          <table:table-cell office:value-type="string" table:number-columns-spanned="7" table:number-rows-spanned="1" table:style-name="ce118">
            <text:p>S19</text:p>
          </table:table-cell>
          <table:covered-table-cell table:number-columns-repeated="6"/>
          <table:table-cell office:value-type="string" table:number-columns-spanned="7" table:number-rows-spanned="1" table:style-name="ce118">
            <text:p>S20</text:p>
          </table:table-cell>
          <table:covered-table-cell table:number-columns-repeated="6"/>
          <table:table-cell office:value-type="string" table:number-columns-spanned="7" table:number-rows-spanned="1" table:style-name="ce118">
            <text:p>S21</text:p>
          </table:table-cell>
          <table:covered-table-cell table:number-columns-repeated="6"/>
          <table:table-cell office:value-type="string" table:number-columns-spanned="7" table:number-rows-spanned="1" table:style-name="ce118">
            <text:p>S22</text:p>
          </table:table-cell>
          <table:covered-table-cell table:number-columns-repeated="6"/>
          <table:table-cell office:value-type="string" table:number-columns-spanned="7" table:number-rows-spanned="1" table:style-name="ce118">
            <text:p>S23</text:p>
          </table:table-cell>
          <table:covered-table-cell table:number-columns-repeated="6"/>
          <table:table-cell table:number-columns-repeated="853" table:style-name="ce7"/>
          <table:table-cell table:style-name="ce8"/>
          <table:table-cell table:number-columns-repeated="15365"/>
        </table:table-row>
        <table:table-row table:style-name="ro3">
          <table:table-cell table:style-name="ce6"/>
          <table:table-cell office:value-type="string" table:style-name="ce9">
            <text:p>NOM DE TACHE</text:p>
          </table:table-cell>
          <table:table-cell office:value-type="string" table:style-name="ce6">
            <text:p>Description détaillée</text:p>
          </table:table-cell>
          <table:table-cell office:value-type="string" table:style-name="ce6">
            <office:annotation draw:style-name="a0" svg:x="5.11666666666667in" svg:y="0.525in" svg:width="1.125in" svg:height="0.541666666666667in">
              <dc:creator/>
              <text:p><text:span text:style-name="T2">% d'avancement de chaque tâche.</text:span></text:p>
            </office:annotation>
            <text:p>%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J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M</text:p>
          </table:table-cell>
          <table:table-cell office:value-type="string" table:style-name="ce15">
            <text:p>J</text:p>
          </table:table-cell>
          <table:table-cell office:value-type="string" table:style-name="ce15">
            <text:p>V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J</text:p>
          </table:table-cell>
          <table:table-cell office:value-type="string" table:style-name="ce14">
            <text:p>V</text:p>
          </table:table-cell>
          <table:table-cell office:value-type="string" table:style-name="ce16">
            <text:p>S</text:p>
          </table:table-cell>
          <table:table-cell office:value-type="string" table:style-name="ce16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2">
            <text:p>J</text:p>
          </table:table-cell>
          <table:table-cell office:value-type="string" table:style-name="ce12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J</text:p>
          </table:table-cell>
          <table:table-cell office:value-type="string" table:style-name="ce14">
            <text:p>V</text:p>
          </table:table-cell>
          <table:table-cell office:value-type="string" table:style-name="ce14">
            <text:p>S</text:p>
          </table:table-cell>
          <table:table-cell office:value-type="string" table:style-name="ce14">
            <text:p>D</text:p>
          </table:table-cell>
          <table:table-cell table:number-columns-repeated="853" table:style-name="ce17"/>
          <table:table-cell table:number-columns-repeated="15366" table:style-name="ce1"/>
        </table:table-row>
        <table:table-row table:style-name="ro4">
          <table:table-cell office:value-type="string" table:style-name="ce6">
            <text:p>T1</text:p>
          </table:table-cell>
          <table:table-cell office:value-type="string" table:style-name="ce18">
            <text:p>Sélection Base de données</text:p>
          </table:table-cell>
          <table:table-cell office:value-type="string" table:style-name="ce19">
            <text:p>Selection de bases de données pour mise en place d’apprentissage par NLU sur transcriptions partielles</text:p>
          </table:table-cell>
          <table:table-cell office:value-type="percentage" office:value="1" table:style-name="ce20">
            <text:p>100%</text:p>
          </table:table-cell>
          <table:table-cell table:number-columns-repeated="5" table:style-name="ce21"/>
          <table:table-cell table:number-columns-repeated="2" table:style-name="ce22"/>
          <table:table-cell table:style-name="ce21"/>
          <table:table-cell table:style-name="ce23"/>
          <table:table-cell table:number-columns-repeated="3" table:style-name="ce24"/>
          <table:table-cell table:number-columns-repeated="2" table:style-name="ce25"/>
          <table:table-cell table:number-columns-repeated="5" table:style-name="ce21"/>
          <table:table-cell table:number-columns-repeated="2" table:style-name="ce22"/>
          <table:table-cell table:style-name="ce21"/>
          <table:table-cell table:style-name="ce23"/>
          <table:table-cell table:number-columns-repeated="3" table:style-name="ce24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5">
            <table:table-cell office:value-type="string" table:style-name="ce6">
              <text:p>T1.1</text:p>
            </table:table-cell>
            <table:table-cell office:value-type="string" table:style-name="ce31">
              <text:p>Recherche et téléchargement</text:p>
            </table:table-cell>
            <table:table-cell office:value-type="string" table:style-name="ce32">
              <text:p>Recherche de bases de données de dialogue textuelles</text:p>
            </table:table-cell>
            <table:table-cell table:style-name="ce33"/>
            <table:table-cell table:number-columns-repeated="5" table:style-name="ce34"/>
            <table:table-cell table:number-columns-repeated="2" table:style-name="ce35"/>
            <table:table-cell table:number-columns-repeated="5" table:style-name="ce34"/>
            <table:table-cell table:number-columns-repeated="2" table:style-name="ce28"/>
            <table:table-cell table:number-columns-repeated="5" table:style-name="ce34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1.2</text:p>
            </table:table-cell>
            <table:table-cell office:value-type="string" table:style-name="ce36">
              <text:p>Etude statistique</text:p>
            </table:table-cell>
            <table:table-cell office:value-type="string" table:style-name="ce37">
              <text:p>Etude de la longueur, nombre de mots, moyenne, médiane, etc...</text:p>
            </table:table-cell>
            <table:table-cell table:style-name="ce33"/>
            <table:table-cell table:number-columns-repeated="5" table:style-name="ce6"/>
            <table:table-cell table:number-columns-repeated="2" table:style-name="ce35"/>
            <table:table-cell table:number-columns-repeated="2" table:style-name="ce36"/>
            <table:table-cell table:style-name="ce38"/>
            <table:table-cell table:number-columns-repeated="2" table:style-name="ce39"/>
            <table:table-cell table:number-columns-repeated="2" table:style-name="ce28"/>
            <table:table-cell table:number-columns-repeated="2" table:style-name="ce36"/>
            <table:table-cell table:style-name="ce38"/>
            <table:table-cell table:number-columns-repeated="2" table:style-name="ce39"/>
            <table:table-cell table:number-columns-repeated="2" table:style-name="ce28"/>
            <table:table-cell table:number-columns-repeated="2" table:style-name="ce36"/>
            <table:table-cell table:style-name="ce38"/>
            <table:table-cell table:number-columns-repeated="2" table:style-name="ce39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1.3</text:p>
            </table:table-cell>
            <table:table-cell office:value-type="string" table:style-name="ce40">
              <text:p>Compte-rendu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33"/>
            <table:table-cell table:number-columns-repeated="5" table:style-name="ce6"/>
            <table:table-cell table:number-columns-repeated="2" table:style-name="ce35"/>
            <table:table-cell table:number-columns-repeated="2" table:style-name="ce6"/>
            <table:table-cell table:number-columns-repeated="3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42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6">
          <table:table-cell table:style-name="ce43"/>
          <table:table-cell table:style-name="ce44"/>
          <table:table-cell table:style-name="ce45"/>
          <table:table-cell table:style-name="ce46"/>
          <table:table-cell table:number-columns-repeated="9" table:style-name="ce30"/>
          <table:table-cell table:style-name="ce47"/>
          <table:table-cell table:style-name="ce30"/>
          <table:table-cell table:number-columns-repeated="8" table:style-name="ce47"/>
          <table:table-cell table:number-columns-repeated="78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7">
          <table:table-cell office:value-type="string" table:style-name="ce6">
            <text:p>T2</text:p>
          </table:table-cell>
          <table:table-cell office:value-type="string" table:style-name="ce49">
            <text:p>LSTM simple</text:p>
          </table:table-cell>
          <table:table-cell office:value-type="string" table:style-name="ce19">
            <text:p>Mise en place d'un modèle simple de LSTM pour compléter des phrases de taille fixe dans un premier temps, puis grâce à un sliding window, des phrases de taille variable</text:p>
          </table:table-cell>
          <table:table-cell office:value-type="percentage" office:value="0.17" table:style-name="ce50">
            <text:p>17%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51"/>
          <table:table-cell table:style-name="ce52"/>
          <table:table-cell table:style-name="ce53"/>
          <table:table-cell table:style-name="ce52"/>
          <table:table-cell table:number-columns-repeated="2" table:style-name="ce54"/>
          <table:table-cell table:number-columns-repeated="5" table:style-name="ce52"/>
          <table:table-cell table:style-name="ce55"/>
          <table:table-cell table:style-name="ce28"/>
          <table:table-cell table:number-columns-repeated="5" table:style-name="ce52"/>
          <table:table-cell table:number-columns-repeated="9" table:style-name="ce26"/>
          <table:table-cell table:number-columns-repeated="5" table:style-name="ce56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57"/>
          <table:table-cell table:style-name="ce58"/>
          <table:table-cell table:number-columns-repeated="15365"/>
        </table:table-row>
        <table:table-row-group>
          <table:table-row table:style-name="ro4">
            <table:table-cell office:value-type="string" table:style-name="ce6">
              <text:p>T2.2</text:p>
            </table:table-cell>
            <table:table-cell office:value-type="string" table:style-name="ce34">
              <text:p>Word embedding + reverse<text:s/></text:p>
            </table:table-cell>
            <table:table-cell office:value-type="string" table:style-name="ce59">
              <text:p>Encodage des mots en vecteurs, et décodage des vecteurs en mots grâce aux outils de PyTorch</text:p>
            </table:table-cell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60"/>
            <table:table-cell table:number-columns-repeated="9" table:style-name="ce26"/>
            <table:table-cell table:number-columns-repeated="5" table:style-name="ce59"/>
            <table:table-cell table:number-columns-repeated="2" table:style-name="ce28"/>
            <table:table-cell table:number-columns-repeated="4" table:style-name="ce59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5">
            <table:table-cell office:value-type="string" table:style-name="ce6">
              <text:p>T2.3</text:p>
            </table:table-cell>
            <table:table-cell office:value-type="string" table:style-name="ce34">
              <text:p>Recherche hyperparamétrique</text:p>
            </table:table-cell>
            <table:table-cell office:value-type="string" table:style-name="ce59">
              <text:p>Recherche hyperparamétrique avec les outils PT</text:p>
            </table:table-cell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60"/>
            <table:table-cell table:number-columns-repeated="2" table:style-name="ce28"/>
            <table:table-cell table:style-name="ce27"/>
            <table:table-cell table:style-name="ce127"/>
            <table:table-cell table:number-columns-repeated="3" table:style-name="ce59"/>
            <table:table-cell table:number-columns-repeated="2" table:style-name="ce28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3">
            <table:table-cell office:value-type="string" table:style-name="ce6">
              <text:p>T2.4</text:p>
            </table:table-cell>
            <table:table-cell office:value-type="string" table:style-name="ce36">
              <text:p>Implémentation Word Embedding</text:p>
            </table:table-cell>
            <table:table-cell table:style-name="ce62"/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style-name="ce27"/>
            <table:table-cell table:number-columns-repeated="4" table:style-name="ce60"/>
            <table:table-cell table:number-columns-repeated="2" table:style-name="ce28"/>
            <table:table-cell table:number-columns-repeated="2" table:style-name="ce39"/>
            <table:table-cell table:number-columns-repeated="3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3">
            <table:table-cell table:style-name="ce6"/>
            <table:table-cell office:value-type="string" table:style-name="ce36">
              <text:p>Implémentation LSTM</text:p>
            </table:table-cell>
            <table:table-cell table:style-name="ce62"/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7"/>
            <table:table-cell table:number-columns-repeated="4" table:style-name="ce39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5">
            <table:table-cell table:style-name="ce6"/>
            <table:table-cell office:value-type="string" table:style-name="ce36">
              <text:p>Implémentation recherche hyperparamétrique</text:p>
            </table:table-cell>
            <table:table-cell table:style-name="ce62"/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4" table:style-name="ce27"/>
            <table:table-cell table:style-name="ce39"/>
            <table:table-cell table:number-columns-repeated="2" table:style-name="ce28"/>
            <table:table-cell table:number-columns-repeated="5" table:style-name="ce39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5">
            <table:table-cell table:style-name="ce6"/>
            <table:table-cell office:value-type="string" table:style-name="ce40">
              <text:p>Compte-rendy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42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</table:table-row-group>
        <table:table-row table:style-name="ro3">
          <table:table-cell table:number-columns-repeated="2" table:style-name="ce43"/>
          <table:table-cell table:style-name="ce45"/>
          <table:table-cell table:style-name="ce63"/>
          <table:table-cell table:number-columns-repeated="9" table:style-name="ce30"/>
          <table:table-cell table:number-columns-repeated="10" table:style-name="ce45"/>
          <table:table-cell table:number-columns-repeated="78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853" table:style-name="ce57"/>
          <table:table-cell table:style-name="ce58"/>
          <table:table-cell table:number-columns-repeated="15365"/>
        </table:table-row>
        <table:table-row table:style-name="ro8">
          <table:table-cell office:value-type="string" table:style-name="ce6">
            <text:p>T3</text:p>
          </table:table-cell>
          <table:table-cell office:value-type="string" table:style-name="ce49">
            <text:p>Encoder / Decoder</text:p>
          </table:table-cell>
          <table:table-cell office:value-type="string" table:style-name="ce19">
            <text:p>Modèle précédent encapsulé dans un Encoder / Decoder pour permettre plus de flexibilité concernant les tailles des phrases en entrée et en sortie</text:p>
          </table:table-cell>
          <table:table-cell office:value-type="percentage" office:value="0" table:style-name="ce50">
            <text:p>0%</text:p>
          </table:table-cell>
          <table:table-cell table:number-columns-repeated="3" table:style-name="ce27"/>
          <table:table-cell table:number-columns-repeated="2" table:style-name="ce2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style-name="ce5"/>
          <table:table-cell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64"/>
          <table:table-cell table:number-columns-repeated="2" table:style-name="ce65"/>
          <table:table-cell table:style-name="ce64"/>
          <table:table-cell table:number-columns-repeated="4" table:style-name="ce66"/>
          <table:table-cell table:number-columns-repeated="2" table:style-name="ce67"/>
          <table:table-cell table:style-name="ce64"/>
          <table:table-cell table:number-columns-repeated="4" table:style-name="ce66"/>
          <table:table-cell table:number-columns-repeated="2" table:style-name="ce65"/>
          <table:table-cell table:style-name="ce26"/>
          <table:table-cell table:style-name="ce68"/>
          <table:table-cell table:number-columns-repeated="4" table:style-name="ce69"/>
          <table:table-cell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3" table:style-name="ce26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3">
            <table:table-cell office:value-type="string" table:style-name="ce6">
              <text:p>T3.1</text:p>
            </table:table-cell>
            <table:table-cell office:value-type="string" table:style-name="ce70">
              <text:p>Encoder / Decoder</text:p>
            </table:table-cell>
            <table:table-cell office:value-type="string" table:style-name="ce71">
              <text:p>Fonctionnement d'un Encoder / Decoder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72"/>
            <table:table-cell table:number-columns-repeated="2" table:style-name="ce73"/>
            <table:table-cell table:number-columns-repeated="2" table:style-name="ce72"/>
            <table:table-cell table:style-name="ce74"/>
            <table:table-cell table:style-name="ce27"/>
            <table:table-cell table:style-name="ce75"/>
            <table:table-cell table:number-columns-repeated="2" table:style-name="ce76"/>
            <table:table-cell table:style-name="ce77"/>
            <table:table-cell table:style-name="ce78"/>
            <table:table-cell table:style-name="ce72"/>
            <table:table-cell table:style-name="ce74"/>
            <table:table-cell table:style-name="ce27"/>
            <table:table-cell table:style-name="ce75"/>
            <table:table-cell table:style-name="ce76"/>
            <table:table-cell table:number-columns-repeated="2"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5" table:style-name="ce75"/>
            <table:table-cell table:number-columns-repeated="2" table:style-name="ce76"/>
            <table:table-cell table:number-columns-repeated="2"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4" table:style-name="ce75"/>
            <table:table-cell table:style-name="ce27"/>
            <table:table-cell table:style-name="ce76"/>
            <table:table-cell table:style-name="ce79"/>
            <table:table-cell table:number-columns-repeated="3" table:style-name="ce27"/>
            <table:table-cell table:number-columns-repeated="4" table:style-name="ce26"/>
            <table:table-cell table:number-columns-repeated="5" table:style-name="ce75"/>
            <table:table-cell table:number-columns-repeated="2" table:style-name="ce76"/>
            <table:table-cell table:style-name="ce77"/>
            <table:table-cell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5" table:style-name="ce75"/>
            <table:table-cell table:number-columns-repeated="2" table:style-name="ce76"/>
            <table:table-cell table:number-columns-repeated="2"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4" table:style-name="ce75"/>
            <table:table-cell table:style-name="ce27"/>
            <table:table-cell table:style-name="ce76"/>
            <table:table-cell table:style-name="ce79"/>
            <table:table-cell table:number-columns-repeated="5" table:style-name="ce27"/>
            <table:table-cell table:number-columns-repeated="2" table:style-name="ce28"/>
            <table:table-cell table:number-columns-repeated="3" table:style-name="ce75"/>
            <table:table-cell table:style-name="ce77"/>
            <table:table-cell table:style-name="ce26"/>
            <table:table-cell table:style-name="ce77"/>
            <table:table-cell table:style-name="ce7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3">
            <table:table-cell office:value-type="string" table:style-name="ce6">
              <text:p>T3.2</text:p>
            </table:table-cell>
            <table:table-cell office:value-type="string" table:style-name="ce34">
              <text:p>Encoder / Decoder</text:p>
            </table:table-cell>
            <table:table-cell office:value-type="string" table:style-name="ce59">
              <text:p>Utilisation d'Encoder Decoder dans PT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80"/>
            <table:table-cell table:number-columns-repeated="2" table:style-name="ce81"/>
            <table:table-cell table:number-columns-repeated="2" table:style-name="ce80"/>
            <table:table-cell table:style-name="ce27"/>
            <table:table-cell table:style-name="ce51"/>
            <table:table-cell table:style-name="ce72"/>
            <table:table-cell table:number-columns-repeated="2" table:style-name="ce73"/>
            <table:table-cell table:style-name="ce82"/>
            <table:table-cell table:number-columns-repeated="2" table:style-name="ce83"/>
            <table:table-cell table:style-name="ce84"/>
            <table:table-cell table:style-name="ce51"/>
            <table:table-cell table:style-name="ce72"/>
            <table:table-cell table:style-name="ce73"/>
            <table:table-cell table:number-columns-repeated="2"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5" table:style-name="ce72"/>
            <table:table-cell table:number-columns-repeated="2" table:style-name="ce73"/>
            <table:table-cell table:number-columns-repeated="2"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4" table:style-name="ce72"/>
            <table:table-cell table:style-name="ce85"/>
            <table:table-cell table:style-name="ce73"/>
            <table:table-cell table:style-name="ce86"/>
            <table:table-cell table:number-columns-repeated="3" table:style-name="ce72"/>
            <table:table-cell table:number-columns-repeated="4" table:style-name="ce82"/>
            <table:table-cell table:number-columns-repeated="5" table:style-name="ce72"/>
            <table:table-cell table:number-columns-repeated="2" table:style-name="ce73"/>
            <table:table-cell table:style-name="ce82"/>
            <table:table-cell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5" table:style-name="ce72"/>
            <table:table-cell table:number-columns-repeated="2" table:style-name="ce73"/>
            <table:table-cell table:number-columns-repeated="2"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4" table:style-name="ce72"/>
            <table:table-cell table:style-name="ce85"/>
            <table:table-cell table:style-name="ce73"/>
            <table:table-cell table:style-name="ce86"/>
            <table:table-cell table:number-columns-repeated="5" table:style-name="ce72"/>
            <table:table-cell table:number-columns-repeated="2" table:style-name="ce73"/>
            <table:table-cell table:number-columns-repeated="3" table:style-name="ce72"/>
            <table:table-cell table:style-name="ce82"/>
            <table:table-cell table:style-name="ce87"/>
            <table:table-cell table:style-name="ce82"/>
            <table:table-cell table:style-name="ce86"/>
            <table:table-cell table:number-columns-repeated="7" table:style-name="ce88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3.3</text:p>
            </table:table-cell>
            <table:table-cell office:value-type="string" table:style-name="ce36">
              <text:p>Implémentation de l'encapsulation</text:p>
            </table:table-cell>
            <table:table-cell table:style-name="ce62"/>
            <table:table-cell table:style-name="ce33"/>
            <table:table-cell table:number-columns-repeated="5" table:style-name="ce27"/>
            <table:table-cell office:value-type="string" table:style-name="ce28">
              <text:p><text:s/></text:p>
            </table:table-cell>
            <table:table-cell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6"/>
            <table:table-cell table:style-name="ce89"/>
            <table:table-cell table:number-columns-repeated="7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2" table:style-name="ce80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81"/>
            <table:table-cell table:style-name="ce90"/>
            <table:table-cell table:number-columns-repeated="2" table:style-name="ce27"/>
            <table:table-cell table:number-columns-repeated="3" table:style-name="ce39"/>
            <table:table-cell table:style-name="ce81"/>
            <table:table-cell table:number-columns-repeated="2"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5" table:style-name="ce80"/>
            <table:table-cell table:number-columns-repeated="2" table:style-name="ce81"/>
            <table:table-cell table:number-columns-repeated="2"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4" table:style-name="ce80"/>
            <table:table-cell table:style-name="ce27"/>
            <table:table-cell table:style-name="ce81"/>
            <table:table-cell table:style-name="ce91"/>
            <table:table-cell table:number-columns-repeated="3" table:style-name="ce27"/>
            <table:table-cell table:number-columns-repeated="4" table:style-name="ce26"/>
            <table:table-cell table:number-columns-repeated="5" table:style-name="ce80"/>
            <table:table-cell table:number-columns-repeated="2" table:style-name="ce81"/>
            <table:table-cell table:style-name="ce90"/>
            <table:table-cell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5" table:style-name="ce80"/>
            <table:table-cell table:number-columns-repeated="2" table:style-name="ce81"/>
            <table:table-cell table:number-columns-repeated="2"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4" table:style-name="ce80"/>
            <table:table-cell table:style-name="ce27"/>
            <table:table-cell table:style-name="ce81"/>
            <table:table-cell table:style-name="ce91"/>
            <table:table-cell table:number-columns-repeated="5" table:style-name="ce27"/>
            <table:table-cell table:number-columns-repeated="2" table:style-name="ce28"/>
            <table:table-cell table:number-columns-repeated="3" table:style-name="ce80"/>
            <table:table-cell table:style-name="ce90"/>
            <table:table-cell table:style-name="ce26"/>
            <table:table-cell table:style-name="ce90"/>
            <table:table-cell table:style-name="ce91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3">
            <table:table-cell office:value-type="string" table:style-name="ce6">
              <text:p>T3.4</text:p>
            </table:table-cell>
            <table:table-cell office:value-type="string" table:style-name="ce36">
              <text:p>Recherche hyperparamétrique</text:p>
            </table:table-cell>
            <table:table-cell table:style-name="ce62"/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2" table:style-name="ce80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style-name="ce39"/>
            <table:table-cell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3" table:style-name="ce26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3.5</text:p>
            </table:table-cell>
            <table:table-cell office:value-type="string" table:style-name="ce40">
              <text:p>Compte-rendy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2" table:style-name="ce80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3" table:style-name="ce27"/>
            <table:table-cell table:number-columns-repeated="2" table:style-name="ce42"/>
            <table:table-cell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3" table:style-name="ce26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3">
          <table:table-cell table:style-name="ce43"/>
          <table:table-cell table:style-name="ce44"/>
          <table:table-cell table:style-name="ce45"/>
          <table:table-cell table:style-name="ce63"/>
          <table:table-cell table:number-columns-repeated="97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5">
          <table:table-cell office:value-type="string" table:style-name="ce6">
            <text:p>T4</text:p>
          </table:table-cell>
          <table:table-cell office:value-type="string" table:style-name="ce49">
            <text:p>ASR input</text:p>
          </table:table-cell>
          <table:table-cell office:value-type="string" table:style-name="ce19">
            <text:p>Ajout d'un ASR en entrée du modèle précédent</text:p>
          </table:table-cell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3">
          <table:table-cell table:style-name="ce6"/>
          <table:table-cell office:value-type="string" table:style-name="ce70">
            <text:p>ASR</text:p>
          </table:table-cell>
          <table:table-cell office:value-type="string" table:style-name="ce71">
            <text:p>Recherche d'ASR offline existants</text:p>
          </table:table-cell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2" table:style-name="ce92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3">
            <table:table-cell office:value-type="string" table:style-name="ce6">
              <text:p>T4.1</text:p>
            </table:table-cell>
            <table:table-cell office:value-type="string" table:style-name="ce34">
              <text:p>ASR</text:p>
            </table:table-cell>
            <table:table-cell office:value-type="string" table:style-name="ce34">
              <text:p>Utilisation d'ASR offline existants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style-name="ce27"/>
            <table:table-cell table:number-columns-repeated="3" table:style-name="ce93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4.2</text:p>
            </table:table-cell>
            <table:table-cell office:value-type="string" table:style-name="ce36">
              <text:p>Implémentation de l'ASR en entrée du modèle</text:p>
            </table:table-cell>
            <table:table-cell table:style-name="ce62"/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39"/>
            <table:table-cell table:number-columns-repeated="2" table:style-name="ce28"/>
            <table:table-cell table:number-columns-repeated="5" table:style-name="ce39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4.4</text:p>
            </table:table-cell>
            <table:table-cell office:value-type="string" table:style-name="ce40">
              <text:p>Compte-rendy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42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5">
          <table:table-cell office:value-type="string" table:style-name="ce6">
            <text:p>T5</text:p>
          </table:table-cell>
          <table:table-cell office:value-type="string" table:style-name="ce49">
            <text:p>Mécanisme d'auto-attention</text:p>
          </table:table-cell>
          <table:table-cell office:value-type="string" table:style-name="ce19">
            <text:p>Ajout d'un mécanisme d'auto-attention au sein du LSTM</text:p>
          </table:table-cell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76"/>
          <table:table-cell table:number-columns-repeated="5" table:style-name="ce56"/>
          <table:table-cell table:number-columns-repeated="2" table:style-name="ce76"/>
          <table:table-cell table:number-columns-repeated="5" table:style-name="ce56"/>
          <table:table-cell table:style-name="ce28"/>
          <table:table-cell table:style-name="ce29"/>
          <table:table-cell table:number-columns-repeated="3" table:style-name="ce56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5">
          <table:table-cell office:value-type="string" table:style-name="ce6">
            <text:p>T5.2</text:p>
          </table:table-cell>
          <table:table-cell office:value-type="string" table:style-name="ce34">
            <text:p>Fonctionnement de l'auto-attention dans PyTorch</text:p>
          </table:table-cell>
          <table:table-cell table:style-name="ce59"/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99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3">
          <table:table-cell table:style-name="ce6"/>
          <table:table-cell office:value-type="string" table:style-name="ce36">
            <text:p>Implémentation</text:p>
          </table:table-cell>
          <table:table-cell table:style-name="ce62"/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100"/>
          <table:table-cell table:style-name="ce39"/>
          <table:table-cell table:number-columns-repeated="2" table:style-name="ce100"/>
          <table:table-cell table:number-columns-repeated="2" table:style-name="ce76"/>
          <table:table-cell table:number-columns-repeated="4" table:style-name="ce100"/>
          <table:table-cell table:style-name="ce39"/>
          <table:table-cell table:style-name="ce76"/>
          <table:table-cell table:style-name="ce79"/>
          <table:table-cell table:number-columns-repeated="3" table:style-name="ce39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16219"/>
        </table:table-row>
        <table:table-row table:style-name="ro5">
          <table:table-cell table:style-name="ce6"/>
          <table:table-cell office:value-type="string" table:style-name="ce40">
            <text:p>Compte-rendy</text:p>
          </table:table-cell>
          <table:table-cell office:value-type="string" table:style-name="ce41">
            <text:p>Mise en forme et interprétation des résultats dans un document</text:p>
          </table:table-cell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style-name="ce27"/>
          <table:table-cell table:number-columns-repeated="2" table:style-name="ce42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5">
          <table:table-cell office:value-type="string" table:style-name="ce6">
            <text:p>T6</text:p>
          </table:table-cell>
          <table:table-cell office:value-type="string" table:style-name="ce101">
            <text:p>Temps supplémentaire</text:p>
          </table:table-cell>
          <table:table-cell office:value-type="string" table:style-name="ce102">
            <text:p>Temps supplémentaire en cas de difficulté dans les tâches précédentes</text:p>
          </table:table-cell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103"/>
          <table:table-cell table:number-columns-repeated="2" table:style-name="ce76"/>
          <table:table-cell table:style-name="ce77"/>
          <table:table-cell table:style-name="ce103"/>
          <table:table-cell table:style-name="ce56"/>
          <table:table-cell table:number-columns-repeated="2" table:style-name="ce103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3">
          <table:table-cell office:value-type="string" table:style-name="ce6">
            <text:p>T7</text:p>
          </table:table-cell>
          <table:table-cell office:value-type="string" table:style-name="ce104">
            <text:p>Rédaction du rapport de stage</text:p>
          </table:table-cell>
          <table:table-cell table:style-name="ce105"/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33" table:style-name="ce42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3">
          <table:table-cell office:value-type="string" table:style-name="ce6">
            <text:p>T8</text:p>
          </table:table-cell>
          <table:table-cell office:value-type="string" table:style-name="ce104">
            <text:p>Préparation soutenance</text:p>
          </table:table-cell>
          <table:table-cell table:style-name="ce105"/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1" table:style-name="ce42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9">
          <table:table-cell table:style-name="ce106"/>
          <table:table-cell office:value-type="string" table:style-name="ce107">
            <text:p>Rendu de rapport</text:p>
          </table:table-cell>
          <table:table-cell table:style-name="ce108"/>
          <table:table-cell table:style-name="ce20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9" table:style-name="ce77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3" table:style-name="ce75"/>
          <table:table-cell table:number-columns-repeated="2" table:style-name="ce77"/>
          <table:table-cell table:number-columns-repeated="2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2" table:style-name="ce109"/>
          <table:table-cell table:number-columns-repeated="3" table:style-name="ce75"/>
          <table:table-cell table:number-columns-repeated="2" table:style-name="ce28"/>
          <table:table-cell table:number-columns-repeated="3" table:style-name="ce75"/>
          <table:table-cell table:number-columns-repeated="2" table:style-name="ce77"/>
          <table:table-cell table:style-name="ce76"/>
          <table:table-cell table:style-name="ce79"/>
          <table:table-cell table:number-columns-repeated="2" table:style-name="ce75"/>
          <table:table-cell table:number-columns-repeated="3" table:style-name="ce47"/>
          <table:table-cell table:number-columns-repeated="2" table:style-name="ce30"/>
          <table:table-cell table:number-columns-repeated="16219"/>
        </table:table-row>
        <table:table-row table:style-name="ro10">
          <table:table-cell table:style-name="ce106"/>
          <table:table-cell office:value-type="string" table:style-name="ce107">
            <text:p>Soutenance orale</text:p>
          </table:table-cell>
          <table:table-cell table:style-name="ce106"/>
          <table:table-cell table:style-name="ce20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9" table:style-name="ce77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number-columns-repeated="2" table:style-name="ce77"/>
          <table:table-cell table:style-name="ce76"/>
          <table:table-cell table:style-name="ce79"/>
          <table:table-cell table:number-columns-repeated="2" table:style-name="ce110"/>
          <table:table-cell table:number-columns-repeated="5" table:style-name="ce30"/>
          <table:table-cell table:number-columns-repeated="16219"/>
        </table:table-row>
        <table:table-row table:style-name="ro11">
          <table:table-cell table:style-name="ce106"/>
          <table:table-cell office:value-type="string" table:style-name="ce107">
            <text:p>Présentation test</text:p>
          </table:table-cell>
          <table:table-cell table:style-name="ce106"/>
          <table:table-cell table:style-name="ce20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9" table:style-name="ce77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number-columns-repeated="2" table:style-name="ce77"/>
          <table:table-cell table:style-name="ce76"/>
          <table:table-cell table:style-name="ce79"/>
          <table:table-cell table:number-columns-repeated="2" table:style-name="ce27"/>
          <table:table-cell table:number-columns-repeated="5" table:style-name="ce30"/>
          <table:table-cell table:number-columns-repeated="16219"/>
        </table:table-row>
        <table:table-row table:style-name="ro12">
          <table:table-cell table:number-columns-repeated="2" table:style-name="ce60"/>
          <table:table-cell office:value-type="string" table:style-name="ce111">
            <text:p>AVANCEMENT PROJET</text:p>
          </table:table-cell>
          <table:table-cell office:value-type="percentage" office:value="0.16800000000000001" table:formula="of:=[.D5]*0.1+[.D10]*0.4+[.D18]*0.1+[.D25]*0.2+[.D31]*0.2" table:style-name="ce112">
            <office:annotation draw:style-name="a1" svg:x="5.11666666666667in" svg:y="11.375in" svg:width="1.125in" svg:height="0.341666666666667in">
              <dc:creator/>
              <text:p><text:span text:style-name="T2">% d'avancement du projet.</text:span></text:p>
            </office:annotation>
            <text:p>17%</text:p>
          </table:table-cell>
          <table:table-cell table:number-columns-repeated="97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113"/>
          <table:table-cell office:value-type="string" table:number-columns-spanned="2" table:number-rows-spanned="1" table:style-name="ce119">
            <text:p>Exemple de code couleur (à personnaliser si besoin):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 table:style-name="ce113"/>
          <table:table-cell office:value-type="string" table:number-columns-spanned="2" table:number-rows-spanned="1" table:style-name="ce120">
            <text:p>Remise de document/validation/soutenance oral...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 table:style-name="ce113"/>
          <table:table-cell office:value-type="string" table:number-columns-spanned="2" table:number-rows-spanned="1" table:style-name="ce121">
            <text:p>rédaction/mise en forme de document/préparation oral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2">
            <text:p>Etude documentaire/analyse cahier des charges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3">
            <text:p>étude technique/recherche de solution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4">
            <text:p>mise en oeuvre d'une solution/test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5">
            <text:p>tâche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6">
            <text:p>à compléter si besoin...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number-rows-repeated="11" table:style-name="ro3">
          <table:table-cell/>
          <table:table-cell table:number-columns-repeated="3" table:style-name="ce113"/>
          <table:table-cell table:number-columns-repeated="1014" table:style-name="ce3"/>
          <table:table-cell table:number-columns-repeated="15366"/>
        </table:table-row>
        <table:table-row table:number-rows-repeated="719" table:style-name="ro3">
          <table:table-cell table:number-columns-repeated="9"/>
          <table:table-cell table:number-columns-repeated="1009" table:style-name="ce3"/>
          <table:table-cell table:number-columns-repeated="15366"/>
        </table:table-row>
        <table:table-row table:number-rows-repeated="1047793" table:style-name="ro2">
          <table:table-cell table:number-columns-repeated="16384"/>
        </table:table-row>
        <table:named-expressions>
          <table:named-range table:name="Print_Area" table:cell-range-address="Sheet1.$A$1:Sheet1.$DL$55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1">
      <number:day number:style="long"/>
      <number:text>-</number:text>
      <number:month number:textual="true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order="thin solid #000000" fo:background-color="#FF00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" style:family="table-cell">
      <style:table-cell-properties fo:background-color="#FFC7CE"/>
      <style:text-properties fo:color="#9C0006" style:font-family-generic="swiss"/>
    </style:style>
    <style:style style:name="cf8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24409448818898in" fo:margin-bottom="0.196456692913386in" fo:margin-left="0.196456692913386in" fo:margin-right="0.196456692913386in" style:print-orientation="landscape" style:print-page-order="ltr" style:first-page-number="1" style:scale-to="100%" style:table-centering="none" style:print="objects charts drawings"/>
      <style:header-style>
        <style:header-footer-properties fo:min-height="0.984645669291338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</office:automatic-styles>
  <office:master-styles>
    <style:master-page style:name="mp1" style:page-layout-name="pm1">
      <style:header>
        <style:region-center>
          <text:p><text:span text:style-name="T1"><text:file-name text:display="name-and-extension">???</text:file-name></text:span></text:p>
        </style:region-center>
        <style:region-right>
          <text:p><text:date>???</text:dat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Pierre HENRY</meta:initial-creator>
    <dc:creator>Pierre Henry</dc:creator>
    <meta:creation-date>2009-04-16T11:32:48Z</meta:creation-date>
    <dc:date>2021-03-18T13:09:45Z</dc:date>
    <meta:editing-cycles>73</meta:editing-cycles>
    <meta:editing-duration>PT41130S</meta:editing-duration>
    <meta:user-defined meta:name="Info 1"/>
    <meta:user-defined meta:name="Info 2"/>
    <meta:user-defined meta:name="Info 3"/>
    <meta:user-defined meta:name="Info 4"/>
  </office:meta>
</office:document-meta>
</file>